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style:style>
    <style:style style:name="P2"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3"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4" style:family="paragraph">
      <style:paragraph-properties fo:margin-left="0cm" fo:margin-right="0cm" fo:margin-top="0cm" fo:margin-bottom="0.265cm" style:line-height-at-least="0.423cm" fo:text-indent="0cm"/>
      <style:text-properties fo:color="#000000" style:font-name="Helvetica1" fo:font-size="10.5pt" style:font-name-complex="Helvetica1"/>
    </style:style>
    <style:style style:name="P5" style:family="paragraph">
      <style:paragraph-properties fo:margin-left="0cm" fo:margin-right="0cm" fo:margin-top="0cm" fo:margin-bottom="0.265cm" style:line-height-at-least="0.423cm" fo:text-indent="0cm"/>
      <style:text-properties fo:color="#ce181e" style:font-name="Helvetica1" fo:font-size="10.5pt" style:font-name-complex="Helvetica1"/>
    </style:style>
    <style:style style:name="T1" style:family="text">
      <style:text-properties fo:color="#ce181e"/>
    </style:style>
    <style:style style:name="T2" style:family="text">
      <style:text-properties fo:color="#ff0000"/>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rockingsoccer.com/lv/futbols/help/home/category-15/article-65" text:style-name="Internet_20_link" text:visited-style-name="Visited_20_Internet_20_Link">https://rockingsoccer.com/lv/futbols/help/home/category-15/article-65</text:a></text:h>
      <text:h text:style-name="P1" text:outline-level="1">Padomi un triki: Kā izmantot transfēru tirgu</text:h>
      <text:p text:style-name="P3">Labākais veids, kā gūt papildus ienākumus ir jaunu <text:span text:style-name="T1"><office:annotation office:name="__Annotation__2_3946597777"><dc:creator>Unknown Author</dc:creator><dc:date>2018-11-09T11:48:41.124000000</dc:date><text:p text:style-name="P5"><text:span text:style-name="T3">spēlētāju</text:span></text:p></office:annotation></text:span><text:span text:style-name="T1">spēlētaju</text:span><office:annotation-end office:name="__Annotation__2_3946597777"/> iegāde, to trenēšana, un pārdošana par lielāku summu. To vērtība strauji pieaugs. Transfēru tirgus ir ideāls variants, kā pastiprināt savu komandu.</text:p>
      <text:h text:style-name="P2" text:outline-level="3">Kā atrast vajadzīgos spēlētājus</text:h>
      <text:p text:style-name="P3">Ir svarīgi nepārmaksāt par spēlētājiem, <text:span text:style-name="T1"><office:annotation office:name="__Annotation__4_3946597777"><dc:creator>Unknown Author</dc:creator><dc:date>2018-11-09T11:49:02.628000000</dc:date><text:p text:style-name="P4"><text:span text:style-name="T3">tāpēc</text:span></text:p></office:annotation></text:span><text:span text:style-name="T1">tapēc</text:span><office:annotation-end office:name="__Annotation__4_3946597777"/>, ka pastāv liela iespēja, ka pāris sezonu laikā to vērtība strauji samazināsies. Jaunām komandām nav īsti ieteicams pirkt pārāk labus spēlētājus. Tas izmaksās daudz naudas un bez augsta līmeņa treniņu bāzes būs grūti attīstīt šos spēlētājus. Ir svarīgi pirkt spēlētājus, kuri ir nepieciešami, konkrētam līgas līmenim. Nav vajadzības zemos līmeņos spēlēt ar dārgiem spēlētājiem.</text:p>
      <text:h text:style-name="P2" text:outline-level="3">Veci spēlētāji</text:h>
      <text:p text:style-name="P3">Veci spēlētāji (28-32) ir lēti. Tos būs grūtāk pārdot, jo daudzas komandas liek uzsvaru uz jaunajiem <text:span text:style-name="T1"><office:annotation office:name="__Annotation__6_3946597777"><dc:creator>Unknown Author</dc:creator><dc:date>2018-11-09T11:49:18.364000000</dc:date><text:p text:style-name="P4"><text:span text:style-name="T3">spēlētājiem</text:span></text:p></office:annotation></text:span><text:span text:style-name="T1">spēlēājiem</text:span><office:annotation-end office:name="__Annotation__6_3946597777"/>, bet ja vajag pastiprināties, tad, par saprātīgu summu, var šādus spēlētājus iegādāties. Bet atceries, ka vēlāk tos būs grūti pārdot.</text:p>
      <text:h text:style-name="P2" text:outline-level="3">Apsver iespēju par īri</text:h>
      <text:p text:style-name="P3">Ja centies aizlāpīt kādu robu sastāvā, vienmēr apsver iespēju par kāda spēlētāju izīrēšanu uz sezonu. Tas būs vislētākais veids, kā iegūt <office:annotation office:name="__Annotation__8_3946597777"><dc:creator>Unknown Author</dc:creator><dc:date>2018-11-09T11:50:27.317000000</dc:date><text:p text:style-name="P4"><text:span text:style-name="T3">spēcīgu</text:span></text:p></office:annotation>specīgu<office:annotation-end office:name="__Annotation__8_3946597777"/> spēlētāju savā komandā. Protams, ja neizdodas sasniegt nosprausto mērķi, tad tā būs lieka naudas tērēšana, <text:span text:style-name="T2"><office:annotation office:name="__Annotation__11_3946597777"><dc:creator>Unknown Author</dc:creator><dc:date>2018-11-09T11:53:36.028000000</dc:date><text:p text:style-name="P4"><text:span text:style-name="T3">tāpēc</text:span></text:p></office:annotation></text:span><text:span text:style-name="T2">tapēc</text:span><office:annotation-end office:name="__Annotation__11_3946597777"/> apdomā kārtīgi pirms īrē kādu.</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Aria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1:48:15.401000000</meta:creation-date>
    <dc:date>2018-11-09T11:57:26.763000000</dc:date>
    <meta:editing-duration>PT9M12S</meta:editing-duration>
    <meta:editing-cycles>1</meta:editing-cycles>
    <meta:generator>LibreOffice/6.1.3.2$Windows_X86_64 LibreOffice_project/86daf60bf00efa86ad547e59e09d6bb77c699acb</meta:generator>
    <meta:document-statistic meta:table-count="0" meta:image-count="0" meta:object-count="0" meta:page-count="1" meta:paragraph-count="9" meta:word-count="188" meta:character-count="1345" meta:non-whitespace-character-count="1166"/>
  </office:meta>
</office:document-meta>
</file>